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6c573" officeooo:paragraph-rsid="0006c573" style:font-weight-asian="bold" style:font-weight-complex="bold"/>
    </style:style>
    <style:style style:name="P2" style:family="paragraph" style:parent-style-name="Standard">
      <style:text-properties officeooo:rsid="00091b07" officeooo:paragraph-rsid="00091b07"/>
    </style:style>
    <style:style style:name="P3" style:family="paragraph" style:parent-style-name="Standard">
      <style:text-properties officeooo:rsid="00091b07" officeooo:paragraph-rsid="0010f309"/>
    </style:style>
    <style:style style:name="P4" style:family="paragraph" style:parent-style-name="Standard">
      <style:text-properties officeooo:paragraph-rsid="00091b07"/>
    </style:style>
    <style:style style:name="P5" style:family="paragraph" style:parent-style-name="Standard">
      <style:text-properties officeooo:rsid="000d7dd3" officeooo:paragraph-rsid="000eec6a"/>
    </style:style>
    <style:style style:name="P6" style:family="paragraph" style:parent-style-name="Standard">
      <style:text-properties officeooo:rsid="0010f309" officeooo:paragraph-rsid="0010f309"/>
    </style:style>
    <style:style style:name="P7" style:family="paragraph" style:parent-style-name="Standard">
      <style:text-properties officeooo:paragraph-rsid="0010f309"/>
    </style:style>
    <style:style style:name="P8" style:family="paragraph" style:parent-style-name="Standard">
      <style:text-properties officeooo:rsid="0011dc5d" officeooo:paragraph-rsid="0011dc5d"/>
    </style:style>
    <style:style style:name="P9" style:family="paragraph" style:parent-style-name="Standard">
      <style:text-properties officeooo:paragraph-rsid="001252de"/>
    </style:style>
    <style:style style:name="P10" style:family="paragraph" style:parent-style-name="Standard">
      <style:text-properties officeooo:rsid="0014464e" officeooo:paragraph-rsid="0014464e"/>
    </style:style>
    <style:style style:name="P11" style:family="paragraph" style:parent-style-name="Standard">
      <style:text-properties officeooo:paragraph-rsid="0014572c"/>
    </style:style>
    <style:style style:name="P12" style:family="paragraph" style:parent-style-name="Standard">
      <style:text-properties officeooo:rsid="00153ae8" officeooo:paragraph-rsid="00153ae8"/>
    </style:style>
    <style:style style:name="P13" style:family="paragraph" style:parent-style-name="Standard">
      <style:text-properties officeooo:rsid="00187ea2" officeooo:paragraph-rsid="00187ea2"/>
    </style:style>
    <style:style style:name="P1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04c59d" style:text-blinking="false" fo:background-color="transparent"/>
    </style:style>
    <style:style style:name="P16" style:family="paragraph" style:parent-style-name="Standard">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b17dc" officeooo:paragraph-rsid="001b17dc" style:text-blinking="false" fo:background-color="transparent"/>
    </style:style>
    <style:style style:name="P1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1b17dc" officeooo:paragraph-rsid="001b17dc" style:text-blinking="false" fo:background-color="transparent"/>
    </style:style>
    <style:style style:name="P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officeooo:rsid="00091b07"/>
    </style:style>
    <style:style style:name="T2" style:family="text">
      <style:text-properties officeooo:rsid="000b08a1"/>
    </style:style>
    <style:style style:name="T3" style:family="text">
      <style:text-properties officeooo:rsid="00109eff"/>
    </style:style>
    <style:style style:name="T4" style:family="text">
      <style:text-properties officeooo:rsid="0010f309"/>
    </style:style>
    <style:style style:name="T5" style:family="text">
      <style:text-properties officeooo:rsid="001252de"/>
    </style:style>
    <style:style style:name="T6" style:family="text">
      <style:text-properties officeooo:rsid="0014464e"/>
    </style:style>
    <style:style style:name="T7" style:family="text">
      <style:text-properties officeooo:rsid="0014572c"/>
    </style:style>
    <style:style style:name="T8" style:family="text">
      <style:text-properties officeooo:rsid="00147bf2"/>
    </style:style>
    <style:style style:name="T9" style:family="text">
      <style:text-properties officeooo:rsid="0014e6cc"/>
    </style:style>
    <style:style style:name="T10" style:family="text">
      <style:text-properties officeooo:rsid="00150cbd"/>
    </style:style>
    <style:style style:name="T11" style:family="text">
      <style:text-properties officeooo:rsid="00153ae8"/>
    </style:style>
    <style:style style:name="T12" style:family="text">
      <style:text-properties officeooo:rsid="0016de2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8">Abstract Mechanisms</text:p>
      <text:p text:style-name="P16"><text:bookmark text:name="docs-internal-guid-def46294-7fff-bed1-bc46-2843e5fd3f1b"/>How should the US government optimally set the labor income tax and the carbon tax to fulfill a net-zero emission limit? I build an endogenous growth model in which the limit makes fossil energy socially costly. Once the net-zero emissions limit binds, the optimal policy uses carbon taxes extensively. A subsidy on labor helps stabilize output and consumption. In the short run, the policy implications differ sharply. Labor taxes rise. They, thus, reduce economic activity and emissions. The carbon tax, instead, should not rise as steeply. This allows green production to benefit from spillovers of knowledge from the conventional economy. </text:p>
      <text:p text:style-name="P18"/>
      <text:p text:style-name="P14"><text:bookmark text:name="docs-internal-guid-d2c18ddf-7fff-717e-f4eb-32307b5b7879"/>Abstract 07/10: Focus on cases</text:p>
      <text:p text:style-name="P19">I study the optimal fiscal mix of labor income and carbon taxes in a transition toward net-zero emissions. In the model, energy comes from fossil or green sources. An emission limit renders fossil energy socially costly. Fossil and green technology rely on knowledge accumulation (directed research). The optimal policy depends on how knowledge is accumulated. If knowledge is exogenous, the fiscal mix involves a carbon tax and lump-sum transfers only. With knowledge accumulation, the carbon tax also directs research activity. With sector-specific knowledge, the optimal policy also contains a subsidy on labor. If, however, knowledge spills across sectors, the optimal policy taxes labor in early years and subsidizes labor once the net-zero emission limit binds. </text:p>
      <text:p text:style-name="Standard"/>
      <text:p text:style-name="Standard"><text:bookmark text:name="docs-internal-guid-35369d85-7fff-8575-9eab-1c02f3ba141c"/></text:p>
      <text:p text:style-name="P14">Abstract</text:p>
      <text:p text:style-name="P15">How can fiscal policies help meet emission limits? I study this question in an endogenous growth model with skill heterogeneity. The government chooses carbon and labor income taxes to maximize welfare and satisfy an emission limit. </text:p>
      <text:p text:style-name="P15">Taxing labor reduces production and thereby emissions. However, high-skill workers diminish their labor supply more when income is taxed. Green goods become more expensive since they require more high-skill labor. First, taxing income helps reduce work effort when lump-sum redistribution of carbon tax revenues is infeasible. Second, reducing labor supply allows to profit from higher technology growth since lower carbon taxes are necessary.</text:p>
      <text:p text:style-name="Standard"/>
      <text:p text:style-name="Standard"/>
      <text:p text:style-name="P1"><text:span text:style-name="T1">Questions and </text:span>Answers</text:p>
      <text:p text:style-name="Standard"/>
      <text:p text:style-name="Standard"><text:span text:style-name="T1">1 ) </text:span>Hier als Vorschlag. Der Grund, warum Labor taxes genutzt werden sollen, ist mir immer noch nicht klar. Was ist das ökonomische Rational warum Haushalte zu viel arbeiten?</text:p>
      <text:p text:style-name="Standard"/>
      <text:p text:style-name="P11">- <text:span text:style-name="T7">Two reasons.</text:span></text:p>
      <text:p text:style-name="P11"><text:span text:style-name="T9">1.</text:span><text:span text:style-name="T7"> </text:span><text:span text:style-name="T9">W</text:span>hen environmental tax revenues are not redistributed lump-sum, households feel poorer than the economy is. The private gains from an additional unit of labor exceed the social benefits, <text:span text:style-name="T2">and labor supply is </text:span><text:span text:style-name="T7">inefficiently</text:span><text:span text:style-name="T2"> high. </text:span></text:p>
      <text:p text:style-name="P2"><text:span text:style-name="T11">(</text:span><text:span text:style-name="T2">I focus on the policy regime where environmental tax revenues are redistributed via the income tax scheme. In this case, log-utility from consumption is crucial to have no effect of the size of </text:span><text:s/><text:span text:style-name="T2">redistribution on labor supply. </text:span><text:span text:style-name="T11">)</text:span></text:p>
      <text:p text:style-name="P11"><text:soft-page-break/><text:span text:style-name="T9">2.</text:span><text:span text:style-name="T7"> carbon taxes are especially costly, </text:span><text:span text:style-name="T10">(1) </text:span><text:span text:style-name="T7">the higher the gap between green and fossil technology </text:span><text:span text:style-name="T10">and (2) the closer substitutes the two goods are. </text:span><text:span text:style-name="T11">Then, the more productive good is used mostly used in energy production and technology advances in the backward green sector do not contribute as much to final output growth</text:span></text:p>
      <text:p text:style-name="P12">=&gt; intervention is more costly when delayed because the productivity gap between fossil and green increases. A longer period of catch up follows. <text:span text:style-name="T12">In my model: there are knowledge spillovers which mitigate the costs of delay. </text:span></text:p>
      <text:p text:style-name="P13">When labor income taxes reduce economic activity, a smaller carbon tax allows for higher consumption growth today. </text:p>
      <text:p text:style-name="Standard"/>
      <text:p text:style-name="Standard"/>
      <text:p text:style-name="P2">2) Why do high skill workers diminish their labor supply more in response to a more progressive tax?</text:p>
      <text:p text:style-name="P2"/>
      <text:p text:style-name="P6"><text:s/></text:p>
      <text:p text:style-name="P7"><text:span text:style-name="T5">The effect of a more progressive tax depends on </text:span><text:span text:style-name="T3">pre-tax income. Post-tax income reduces more the higher pre-tax income when the tax scheme becomes more progressive. For workers with a very low pre-tax income, post-tax income </text:span><text:span text:style-name="T5">may </text:span><text:span text:style-name="T3">even increase with a more progressive tax scheme. </text:span><text:span text:style-name="T8">In other words, the price of one more unit of leisure reduces more for the rich than for the poor as tax progressivity increases.</text:span></text:p>
      <text:p text:style-name="P7"/>
      <text:p text:style-name="P7"/>
      <text:p text:style-name="P9"><text:span text:style-name="T3"><text:s/></text:span><text:span text:style-name="T4">(</text:span><text:span text:style-name="T3">With a linear tax the reduction in income is similar for all levels of pre-tax income as the tax rate increases. </text:span><text:span text:style-name="T4">)</text:span></text:p>
      <text:p text:style-name="P8">The higher sigma, the smaller the adjustment.</text:p>
      <text:p text:style-name="P3"/>
      <text:p text:style-name="P8">Since workers are insured against income differentials, only a substitution effect varies across workers. </text:p>
      <text:p text:style-name="P5"/>
      <text:p text:style-name="P2">3) Green goods need more skills:</text:p>
      <text:p text:style-name="P4">- <text:span text:style-name="T1">this comes from the empirical literature: </text:span><text:span text:style-name="T6">Consoli et al. 2016 find that within the same occupation those working in the green sector need more skills. Furthermore, occupations with a higher skill set are more frequent in the green sector. </text:span></text:p>
      <text:p text:style-name="P4"/>
      <text:p text:style-name="P4"><text:span text:style-name="T1">4) </text:span>So carbon taxes hurt R+D, in particular?</text:p>
      <text:p text:style-name="P4"/>
      <text:p text:style-name="P10">Carbon taxes hurt consumption growth in particular when the fossil sector is technologically more advanced. Taxing carbon increases the share of the more backward sector. </text:p>
      <text:p text:style-name="Standard">On top, the easier it is to substitute fossil for green energy, energy production mostly relies on the more productive sector. Then, technology improvements in the green sector do not contribute as much to final output growth until the green sector caught up. </text:p>
      <text:p text:style-name="P10"/>
      <text:p text:style-name="P4"><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4T14:42:18.054562430</meta:creation-date>
    <dc:date>2022-10-08T12:25:32.266053939</dc:date>
    <meta:editing-duration>PT10H37M25S</meta:editing-duration>
    <meta:editing-cycles>15</meta:editing-cycles>
    <meta:generator>LibreOffice/6.4.7.2$Linux_X86_64 LibreOffice_project/40$Build-2</meta:generator>
    <meta:document-statistic meta:table-count="0" meta:image-count="0" meta:object-count="0" meta:page-count="2" meta:paragraph-count="27" meta:word-count="789" meta:character-count="4996" meta:non-whitespace-character-count="4218"/>
  </office:meta>
</office:document-meta>
</file>